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/>
        </draw:connector>
        <draw:connector draw:style-name="gr2" draw:text-style-name="P1" draw:layer="layout" draw:type="line" svg:x1="15.046cm" svg:y1="7.19cm" svg:x2="17.303cm" svg:y2="7.183cm">
          <text:p/>
        </draw:connector>
        <draw:frame draw:style-name="gr3" draw:text-style-name="P2" draw:layer="layout" svg:width="4cm" svg:height="1.25cm" svg:x="17.505cm" svg:y="5.8cm">
          <draw:text-box>
            <text:p text:style-name="P2">Audiostrom</text:p>
          </draw:text-box>
        </draw:frame>
        <draw:frame draw:style-name="gr3" draw:text-style-name="P2" draw:layer="layout" svg:width="4.5cm" svg:height="1.25cm" svg:x="17.505cm" svg:y="6.75cm">
          <draw:text-box>
            <text:p text:style-name="P2">Signalisierung</text:p>
          </draw:text-box>
        </draw:frame>
        <draw:rect draw:style-name="gr4" draw:text-style-name="P3" draw:layer="layout" svg:width="1cm" svg:height="1cm" svg:x="15.7cm" svg:y="4.5cm">
          <text:p/>
        </draw:rect>
        <draw:frame draw:style-name="gr5" draw:text-style-name="P2" draw:layer="layout" svg:width="1.955cm" svg:height="1cm" svg:x="17.505cm" svg:y="4.5cm">
          <draw:text-box>
            <text:p text:style-name="P2">Client</text:p>
          </draw:text-box>
        </draw:frame>
        <draw:custom-shape draw:style-name="gr6" draw:text-style-name="P4" draw:layer="layout" svg:width="1cm" svg:height="1.1cm" svg:x="15.7cm" svg:y="2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2.1cm" svg:height="1cm" svg:x="17.5cm" svg:y="3cm">
          <draw:text-box>
            <text:p text:style-name="P2">Server</text:p>
          </draw:text-box>
        </draw:frame>
        <draw:rect draw:style-name="gr7" draw:text-style-name="P3" draw:layer="layout" svg:width="1cm" svg:height="0.5cm" svg:x="15.74cm" svg:y="1.9cm">
          <text:p/>
        </draw:rect>
        <draw:frame draw:style-name="gr5" draw:text-style-name="P2" draw:layer="layout" svg:width="3.1cm" svg:height="1cm" svg:x="17.5cm" svg:y="1.74cm">
          <draw:text-box>
            <text:p text:style-name="P2">Komponente</text:p>
          </draw:text-box>
        </draw:frame>
        <draw:g>
          <draw:custom-shape draw:style-name="gr8" draw:text-style-name="P1" draw:layer="layout" svg:width="2.315cm" svg:height="3.086cm" svg:x="9.305cm" svg:y="4.9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4" draw:text-style-name="P3" draw:id="id1" draw:layer="layout" svg:width="2.315cm" svg:height="2.315cm" svg:x="6.619cm" svg:y="1.915cm">
            <text:p text:style-name="P5"><text:span text:style-name="T1">Client</text:span></text:p>
          </draw:rect>
          <draw:rect draw:style-name="gr4" draw:text-style-name="P3" draw:id="id3" draw:layer="layout" svg:width="2.315cm" svg:height="2.315cm" svg:x="12.1cm" svg:y="1.887cm">
            <text:p text:style-name="P5"><text:span text:style-name="T1">Client</text:span></text:p>
          </draw:rect>
          <draw:rect draw:style-name="gr4" draw:text-style-name="P3" draw:id="id4" draw:layer="layout" svg:width="1.543cm" svg:height="0.772cm" svg:x="9.691cm" svg:y="5.873cm">
            <text:p text:style-name="P5"><text:span text:style-name="T1">Mixer</text:span></text:p>
          </draw:rect>
          <draw:rect draw:style-name="gr4" draw:text-style-name="P3" draw:id="id2" draw:layer="layout" svg:width="1.543cm" svg:height="0.772cm" svg:x="9.691cm" svg:y="6.645cm">
            <text:p text:style-name="P5"><text:span text:style-name="T1">Konf</text:span></text:p>
          </draw:rect>
          <draw:connector draw:style-name="gr9" draw:text-style-name="P1" draw:layer="layout" draw:type="line" svg:x1="7.776cm" svg:y1="4.23cm" svg:x2="9.691cm" svg:y2="7.031cm" draw:start-shape="id1" draw:start-glue-point="2" draw:end-shape="id2">
            <text:p/>
          </draw:connector>
          <draw:connector draw:style-name="gr9" draw:text-style-name="P1" draw:layer="layout" draw:type="line" svg:x1="11.234cm" svg:y1="7.031cm" svg:x2="13.257cm" svg:y2="4.202cm" draw:start-shape="id2" draw:start-glue-point="1" draw:end-shape="id3" draw:end-glue-point="2">
            <text:p/>
          </draw:connector>
          <draw:connector draw:style-name="gr10" draw:text-style-name="P1" draw:layer="layout" draw:type="line" svg:x1="9.691cm" svg:y1="6.259cm" svg:x2="7.776cm" svg:y2="4.23cm" draw:start-shape="id4" draw:start-glue-point="3" draw:end-shape="id1" draw:end-glue-point="2">
            <text:p/>
          </draw:connector>
          <draw:connector draw:style-name="gr10" draw:text-style-name="P1" draw:layer="layout" draw:type="line" svg:x1="13.257cm" svg:y1="4.202cm" svg:x2="11.234cm" svg:y2="6.259cm" draw:start-shape="id3" draw:start-glue-point="2" draw:end-shape="id4" draw:end-glue-point="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07T13:55:27</dc:date>
    <meta:editing-cycles>3</meta:editing-cycles>
    <meta:editing-duration>PT18M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